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1000002D6C036D39DFCA3524D.png" manifest:media-type="image/png"/>
  <manifest:file-entry manifest:full-path="Pictures/1000000100000248000002EEB9E6C12FCBB0A837.png" manifest:media-type="image/png"/>
  <manifest:file-entry manifest:full-path="Pictures/10000001000002AE000002EC20BD639935E80E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ef13" officeooo:paragraph-rsid="000def13"/>
    </style:style>
    <style:style style:name="P2" style:family="paragraph" style:parent-style-name="Standard">
      <style:text-properties officeooo:rsid="000e46c7" officeooo:paragraph-rsid="000e46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1.753cm" svg:y="1.108cm" svg:width="15.062cm" svg:height="13.127cm" draw:z-index="0"><draw:image xlink:href="Pictures/1000000100000341000002D6C036D39DFCA3524D.png" xlink:type="simple" xlink:show="embed" xlink:actuate="onLoad" draw:mime-type="image/png"/></draw:frame>A)</text:p>
      <text:p text:style-name="P1"/>
      <text:p text:style-name="P1"/>
      <text:p text:style-name="P1"/>
      <text:p text:style-name="P1"/>
      <text:p text:style-name="P1">B)hub</text:p>
      <text:p text:style-name="P1">C) no</text:p>
      <text:p text:style-name="P1">D)si</text:p>
      <text:p text:style-name="P1">E)no</text:p>
      <text:p text:style-name="P1">F)</text:p>
      <text:p text:style-name="P1"><text:soft-page-break/>G)<draw:frame draw:style-name="fr1" draw:name="Imagen2" text:anchor-type="char" svg:x="0.774cm" svg:y="1.64cm" svg:width="15.453cm" svg:height="19.846cm" draw:z-index="1"><draw:image xlink:href="Pictures/1000000100000248000002EEB9E6C12FCBB0A837.png" xlink:type="simple" xlink:show="embed" xlink:actuate="onLoad" draw:mime-type="image/png"/></draw:frame></text:p>
      <text:p text:style-name="P1"/>
      <text:p text:style-name="P1"/>
      <text:p text:style-name="P1"/>
      <text:p text:style-name="P1">H)no</text:p>
      <text:p text:style-name="P1"><text:soft-page-break/>I) <draw:frame draw:style-name="fr1" draw:name="Imagen3" text:anchor-type="char" svg:x="0.265cm" svg:y="1.244cm" svg:width="17cm" svg:height="18.535cm" draw:z-index="2"><draw:image xlink:href="Pictures/10000001000002AE000002EC20BD639935E80E69.png" xlink:type="simple" xlink:show="embed" xlink:actuate="onLoad" draw:mime-type="image/png"/></draw:frame></text:p>
      <text:p text:style-name="P1"/>
      <text:p text:style-name="P1"/>
      <text:p text:style-name="P1">si</text:p>
      <text:p text:style-name="P1">J)no</text:p>
      <text:p text:style-name="P1">K)no</text:p>
      <text:p text:style-name="P2">L)</text:p>
      <text:p text:style-name="P2">M) n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31T09:29:33.734000000</meta:creation-date>
    <dc:date>2024-01-31T09:43:23.625000000</dc:date>
    <meta:editing-duration>PT13M50S</meta:editing-duration>
    <meta:editing-cycles>2</meta:editing-cycles>
    <meta:generator>LibreOffice/7.4.6.2$Windows_X86_64 LibreOffice_project/5b1f5509c2decdade7fda905e3e1429a67acd63d</meta:generator>
    <meta:document-statistic meta:table-count="0" meta:image-count="3" meta:object-count="0" meta:page-count="3" meta:paragraph-count="14" meta:word-count="16" meta:character-count="48" meta:non-whitespace-character-count="45"/>
  </office:meta>
</office:document-meta>
</file>